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179cm" fo:min-width="0cm"/>
      <style:paragraph-properties style:writing-mode="lr-tb"/>
    </style:style>
    <style:style style:name="co1" style:family="table-column">
      <style:table-column-properties style:column-width="1.597cm" style:use-optimal-column-width="false"/>
    </style:style>
    <style:style style:name="co2" style:family="table-column">
      <style:table-column-properties style:column-width="2.309cm" style:use-optimal-column-width="false"/>
    </style:style>
    <style:style style:name="co3" style:family="table-column">
      <style:table-column-properties style:column-width="1.28cm" style:use-optimal-column-width="false"/>
    </style:style>
    <style:style style:name="co4" style:family="table-column">
      <style:table-column-properties style:column-width="2.402cm" style:use-optimal-column-width="false"/>
    </style:style>
    <style:style style:name="co5" style:family="table-column">
      <style:table-column-properties style:column-width="2.059cm" style:use-optimal-column-width="false"/>
    </style:style>
    <style:style style:name="co6" style:family="table-column">
      <style:table-column-properties style:column-width="1.513cm" style:use-optimal-column-width="false"/>
    </style:style>
    <style:style style:name="co7" style:family="table-column">
      <style:table-column-properties style:column-width="1.365cm" style:use-optimal-column-width="false"/>
    </style:style>
    <style:style style:name="co8" style:family="table-column">
      <style:table-column-properties style:column-width="2.444cm" style:use-optimal-column-width="false"/>
    </style:style>
    <style:style style:name="co9" style:family="table-column">
      <style:table-column-properties style:column-width="2.249cm" style:use-optimal-column-width="false"/>
    </style:style>
    <style:style style:name="co10" style:family="table-column">
      <style:table-column-properties style:column-width="2.207cm" style:use-optimal-column-width="false"/>
    </style:style>
    <style:style style:name="co11" style:family="table-column">
      <style:table-column-properties style:column-width="1.701cm" style:use-optimal-column-width="false"/>
    </style:style>
    <style:style style:name="co12" style:family="table-column">
      <style:table-column-properties style:column-width="1.491cm" style:use-optimal-column-width="false"/>
    </style:style>
    <style:style style:name="co13" style:family="table-column">
      <style:table-column-properties style:column-width="1.66cm" style:use-optimal-column-width="false"/>
    </style:style>
    <style:style style:name="co14" style:family="table-column">
      <style:table-column-properties style:column-width="1.611cm" style:use-optimal-column-width="false"/>
    </style:style>
    <style:style style:name="co15" style:family="table-column">
      <style:table-column-properties style:column-width="1.588cm" style:use-optimal-column-width="false"/>
    </style:style>
    <style:style style:name="co16" style:family="table-column">
      <style:table-column-properties style:column-width="1.539cm" style:use-optimal-column-width="false"/>
    </style:style>
    <style:style style:name="ro1" style:family="table-row">
      <style:table-row-properties style:row-height="0.693cm" style:use-optimal-row-height="false"/>
    </style:style>
    <style:style style:name="ro2" style:family="table-row">
      <style:table-row-properties style:row-height="1.125cm" style:use-optimal-row-height="false"/>
    </style:style>
    <style:style style:name="ce1" style:family="table-cell">
      <loext:graphic-properties draw:fill-color="#b2b2b2"/>
      <style:paragraph-properties fo:border="0.57pt solid #000000"/>
      <style:text-properties fo:font-size="11pt" style:font-size-asian="11pt" style:font-size-complex="11pt"/>
    </style:style>
    <style:style style:name="ce2" style:family="table-cell">
      <loext:graphic-properties draw:fill-color="#dddddd"/>
      <style:paragraph-properties fo:border="0.57pt solid #000000"/>
      <style:text-properties fo:font-size="11pt" style:font-size-asian="11pt" style:font-size-complex="11pt"/>
    </style:style>
    <style:style style:name="ce3" style:family="table-cell">
      <loext:graphic-properties draw:fill-color="#ffffff"/>
      <style:paragraph-properties fo:border="0.57pt solid #000000"/>
      <style:text-properties fo:font-size="11pt" style:font-size-asian="11pt" style:font-size-complex="11pt"/>
    </style:style>
    <style:style style:name="ce4" style:family="table-cell">
      <loext:graphic-properties draw:fill-color="#ffffff"/>
      <style:paragraph-properties fo:margin-left="0cm" fo:margin-right="0cm" fo:margin-top="0cm" fo:margin-bottom="0cm" fo:line-height="100%" fo:text-indent="0cm" fo:border="0.57pt solid #000000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4" style:family="paragraph">
      <style:paragraph-properties fo:text-align="center"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T1" style:family="text">
      <style:text-properties fo:font-size="14pt" fo:text-shadow="1pt 1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.547cm" svg:y1="9.614cm" svg:x2="1.519cm" svg:y2="1.601cm" draw:start-shape="id1" draw:start-glue-point="3" draw:end-shape="id2" draw:end-glue-point="3" svg:d="M1547 9614h-564v-8013h536" svg:viewBox="0 0 565 8014">
          <text:p/>
        </draw:connector>
        <draw:frame draw:style-name="standard" draw:layer="layout" svg:width="11.159cm" svg:height="2.771cm" svg:x="0cm" svg:y="4.29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2">cell_id</text:p>
              </table:table-cell>
              <table:table-cell>
                <text:p text:style-name="P2">tile_cell_id</text:p>
              </table:table-cell>
              <table:table-cell>
                <text:p text:style-name="P2">area</text:p>
              </table:table-cell>
              <table:table-cell>
                <text:p text:style-name="P2">code_muni</text:p>
              </table:table-cell>
              <table:table-cell>
                <text:p text:style-name="P2">coords</text:p>
              </table:table-cell>
              <table:table-cell>
                <text:p text:style-name="P2">tile_id</text:p>
              </table:table-cell>
            </table:table-row>
            <table:table-row table:style-name="ro1" table:default-cell-style-name="ce3">
              <table:table-cell table:style-name="ce1">
                <text:p text:style-name="P2">36869</text:p>
              </table:table-cell>
              <table:table-cell>
                <text:p text:style-name="P2">89</text:p>
              </table:table-cell>
              <table:table-cell>
                <text:p text:style-name="P2">875.</text:p>
              </table:table-cell>
              <table:table-cell>
                <text:p text:style-name="P2">5104526</text:p>
              </table:table-cell>
              <table:table-cell>
                <text:p text:style-name="P2">POINT ()</text:p>
              </table:table-cell>
              <table:table-cell>
                <text:p text:style-name="P2">1174</text:p>
              </table:table-cell>
            </table:table-row>
            <table:table-row table:style-name="ro1" table:default-cell-style-name="ce3">
              <table:table-cell table:style-name="ce1">
                <text:p text:style-name="P2">36870</text:p>
              </table:table-cell>
              <table:table-cell>
                <text:p text:style-name="P2">90</text:p>
              </table:table-cell>
              <table:table-cell>
                <text:p text:style-name="P2">875.</text:p>
              </table:table-cell>
              <table:table-cell>
                <text:p text:style-name="P2">5104526</text:p>
              </table:table-cell>
              <table:table-cell table:style-name="ce4">
                <text:p text:style-name="P3">POINT ()</text:p>
              </table:table-cell>
              <table:table-cell>
                <text:p text:style-name="P2">1174</text:p>
              </table:table-cell>
            </table:table-row>
            <table:table-row table:style-name="ro1" table:default-cell-style-name="ce3">
              <table:table-cell table:style-name="ce1">
                <text:p text:style-name="P2">36871</text:p>
              </table:table-cell>
              <table:table-cell>
                <text:p text:style-name="P2">91</text:p>
              </table:table-cell>
              <table:table-cell>
                <text:p text:style-name="P2">875.</text:p>
              </table:table-cell>
              <table:table-cell>
                <text:p text:style-name="P2">5104526</text:p>
              </table:table-cell>
              <table:table-cell table:style-name="ce4">
                <text:p text:style-name="P3">POINT ()</text:p>
              </table:table-cell>
              <table:table-cell>
                <text:p text:style-name="P2">11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9.167cm" svg:height="2.771cm" svg:x="1.547cm" svg:y="8.229cm">
          <table:table table:template-name="default" table:use-first-row-styles="true">
            <table:table-column table:style-name="co1"/>
            <table:table-column table:style-name="co7"/>
            <table:table-column table:style-name="co8"/>
            <table:table-column table:style-name="co6"/>
            <table:table-column table:style-name="co9"/>
            <table:table-row table:style-name="ro1" table:default-cell-style-name="ce2">
              <table:table-cell table:style-name="ce1">
                <text:p text:style-name="P2">cell_id</text:p>
              </table:table-cell>
              <table:table-cell>
                <text:p text:style-name="P2">year</text:p>
              </table:table-cell>
              <table:table-cell>
                <text:p text:style-name="P2">class_code</text:p>
              </table:table-cell>
              <table:table-cell>
                <text:p text:style-name="P2">tile_id</text:p>
              </table:table-cell>
              <table:table-cell>
                <text:p text:style-name="P2">agri_cycle</text:p>
              </table:table-cell>
            </table:table-row>
            <table:table-row table:style-name="ro1" table:default-cell-style-name="ce3">
              <table:table-cell table:style-name="ce1">
                <text:p text:style-name="P2">36869</text:p>
              </table:table-cell>
              <table:table-cell>
                <text:p text:style-name="P2">1987</text:p>
              </table:table-cell>
              <table:table-cell>
                <text:p text:style-name="P2">15</text:p>
              </table:table-cell>
              <table:table-cell>
                <text:p text:style-name="P2">1174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 table:style-name="ce1">
                <text:p text:style-name="P2">36869</text:p>
              </table:table-cell>
              <table:table-cell>
                <text:p text:style-name="P2">1988</text:p>
              </table:table-cell>
              <table:table-cell>
                <text:p text:style-name="P2">15</text:p>
              </table:table-cell>
              <table:table-cell>
                <text:p text:style-name="P2">1174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 table:style-name="ce1">
                <text:p text:style-name="P2">36869</text:p>
              </table:table-cell>
              <table:table-cell>
                <text:p text:style-name="P2">1989</text:p>
              </table:table-cell>
              <table:table-cell>
                <text:p text:style-name="P2">20</text:p>
              </table:table-cell>
              <table:table-cell>
                <text:p text:style-name="P2">1174</text:p>
              </table:table-cell>
              <table:table-cell>
                <text:p text:style-name="P2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14.884cm" svg:height="3.203cm" svg:x="1.519cm" svg:y="0cm">
          <table:table table:template-name="default" table:use-first-row-styles="true">
            <table:table-column table:style-name="co1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2"/>
            <table:table-row table:style-name="ro2" table:default-cell-style-name="ce2">
              <table:table-cell table:style-name="ce1">
                <text:p text:style-name="P2">cell_id</text:p>
              </table:table-cell>
              <table:table-cell>
                <text:p text:style-name="P2">agri_code</text:p>
              </table:table-cell>
              <table:table-cell>
                <text:p text:style-name="P2">forest_year</text:p>
              </table:table-cell>
              <table:table-cell>
                <text:p text:style-name="P2">agri_year</text:p>
              </table:table-cell>
              <table:table-cell>
                <text:p text:style-name="P2">trans_lenght</text:p>
              </table:table-cell>
              <table:table-cell>
                <text:p text:style-name="P2">trans_cycle</text:p>
              </table:table-cell>
              <table:table-cell>
                <text:p text:style-name="P2">forest_type</text:p>
              </table:table-cell>
              <table:table-cell>
                <text:p text:style-name="P2">tile_id</text:p>
              </table:table-cell>
              <table:table-cell>
                <text:p text:style-name="P2">agri_cycle</text:p>
              </table:table-cell>
            </table:table-row>
            <table:table-row table:style-name="ro1" table:default-cell-style-name="ce3">
              <table:table-cell table:style-name="ce1">
                <text:p text:style-name="P2">36869</text:p>
              </table:table-cell>
              <table:table-cell>
                <text:p text:style-name="P2">20</text:p>
              </table:table-cell>
              <table:table-cell>
                <text:p text:style-name="P2">1986</text:p>
              </table:table-cell>
              <table:table-cell>
                <text:p text:style-name="P2">1989</text:p>
              </table:table-cell>
              <table:table-cell>
                <text:p text:style-name="P2">3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174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 table:style-name="ce1">
                <text:p text:style-name="P2">36870</text:p>
              </table:table-cell>
              <table:table-cell>
                <text:p text:style-name="P2">41</text:p>
              </table:table-cell>
              <table:table-cell>
                <text:p text:style-name="P2">2002</text:p>
              </table:table-cell>
              <table:table-cell>
                <text:p text:style-name="P2">2004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  <table:table-cell>
                <text:p text:style-name="P2">1174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 table:style-name="ce1">
                <text:p text:style-name="P2">36871</text:p>
              </table:table-cell>
              <table:table-cell>
                <text:p text:style-name="P2">39</text:p>
              </table:table-cell>
              <table:table-cell>
                <text:p text:style-name="P2">1987</text:p>
              </table:table-cell>
              <table:table-cell>
                <text:p text:style-name="P2">2017</text:p>
              </table:table-cell>
              <table:table-cell>
                <text:p text:style-name="P2">30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174</text:p>
              </table:table-cell>
              <table:table-cell>
                <text:p text:style-name="P2">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5" draw:layer="layout" svg:width="0.604cm" svg:height="0.605cm" svg:x="10.88cm" svg:y="3.992cm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604cm" svg:height="0.605cm" svg:x="1.184cm" svg:y="2.887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604cm" svg:height="0.605cm" svg:x="1.26cm" svg:y="7.911cm">
          <text:p text:style-name="P4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8:09:17.743185551</meta:creation-date>
    <dc:date>2021-02-17T07:54:20.490634017</dc:date>
    <meta:editing-duration>PT1H24M1S</meta:editing-duration>
    <meta:editing-cycles>15</meta:editing-cycles>
    <meta:generator>LibreOffice/6.4.6.2$Linux_X86_64 LibreOffice_project/40$Build-2</meta:generator>
    <meta:document-statistic meta:object-count="7"/>
  </office:meta>
</office:document-meta>
</file>